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Sheet1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1.432cm"/>
    </style:style>
    <style:style style:name="co8" style:family="table-column">
      <style:table-column-properties fo:break-before="auto" style:column-width="7.601cm"/>
    </style:style>
    <style:style style:name="co9" style:family="table-column">
      <style:table-column-properties fo:break-before="auto" style:column-width="7.9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7.205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0.986cm"/>
    </style:style>
    <style:style style:name="co16" style:family="table-column">
      <style:table-column-properties fo:break-before="auto" style:column-width="1.406cm"/>
    </style:style>
    <style:style style:name="co17" style:family="table-column">
      <style:table-column-properties fo:break-before="auto" style:column-width="5.914cm"/>
    </style:style>
    <style:style style:name="co18" style:family="table-column">
      <style:table-column-properties fo:break-before="auto" style:column-width="18.584cm"/>
    </style:style>
    <style:style style:name="co19" style:family="table-column">
      <style:table-column-properties fo:break-before="auto" style:column-width="23.742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79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021cm" fo:break-before="auto" style:use-optimal-row-height="true"/>
    </style:style>
    <style:style style:name="ro11" style:family="table-row">
      <style:table-row-properties style:row-height="1.011cm" fo:break-before="auto" style:use-optimal-row-height="true"/>
    </style:style>
    <style:style style:name="ro12" style:family="table-row">
      <style:table-row-properties style:row-height="1.914cm" fo:break-before="auto" style:use-optimal-row-height="true"/>
    </style:style>
    <style:style style:name="ro13" style:family="table-row">
      <style:table-row-properties style:row-height="1.069cm" fo:break-before="auto" style:use-optimal-row-height="true"/>
    </style:style>
    <style:style style:name="ro14" style:family="table-row">
      <style:table-row-properties style:row-height="0.543cm" fo:break-before="auto" style:use-optimal-row-height="true"/>
    </style:style>
    <style:style style:name="ro15" style:family="table-row">
      <style:table-row-properties style:row-height="5.443cm" fo:break-before="auto" style:use-optimal-row-height="true"/>
    </style:style>
    <style:style style:name="ro16" style:family="table-row">
      <style:table-row-properties style:row-height="2.177cm" fo:break-before="auto" style:use-optimal-row-height="true"/>
    </style:style>
    <style:style style:name="ta1" style:family="table" style:master-page-name="PageStyle_5f_MasterData作成">
      <style:table-properties table:display="true" style:writing-mode="lr-tb"/>
    </style:style>
    <style:style style:name="ta2" style:family="table" style:master-page-name="PageStyle_5f_LineMessageMaster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</style: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</style:style>
    <style:style style:name="ce2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</style:style>
    <style:style style:name="ce29" style:family="table-cell" style:parent-style-name="Default" style:data-style-name="N0">
      <style:table-cell-properties fo:border-bottom="0.06pt fine-dashed #000000" style:diagonal-bl-tr="none" style:diagonal-tl-br="none" style:text-align-source="fix" style:repeat-content="false" fo:background-color="transparent" fo:border-left="0.06pt fine-dashed #000000" fo:border-right="none" style:rotation-align="none" fo:border-top="0.06pt fine-dashed #000000"/>
      <style:paragraph-properties fo:text-align="start" fo:margin-left="0c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</style:style>
    <style:style style:name="ce31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06pt fine-dashed #000000" style:diagonal-bl-tr="none" style:diagonal-tl-br="none" style:text-align-source="fix" style:repeat-content="false" fo:border-left="0.06pt fine-dashed #000000" fo:border-right="0.06pt fine-dashed #000000" style:rotation-align="none" fo:border-top="none"/>
      <style:paragraph-properties fo:text-align="start" fo:margin-left="0cm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</style:style>
    <style:style style:name="ce3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40"/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asterVersion</text:p>
          </table:table-cell>
          <table:table-cell table:style-name="ce1" office:value-type="float" office:value="2014031300" calcext:value-type="float">
            <text:p>20140313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4cm" svg:height="0.736cm" svg:x="0.094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eInfoMaster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8" table:default-cell-style-name="ce2"/>
        <table:table-row table:style-name="ro3">
          <table:table-cell/>
          <table:table-cell table:style-name="ce4" table:number-columns-repeated="2"/>
          <table:table-cell table:style-name="ce1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2"/>
          <table:table-cell table:style-name="ce14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サブNo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</text:p>
          </table:table-cell>
          <table:table-cell table:style-name="ce17" office:value-type="string" calcext:value-type="string">
            <text:p>開場</text:p>
          </table:table-cell>
          <table:table-cell table:style-name="ce17" office:value-type="string" calcext:value-type="string">
            <text:p>開演</text:p>
          </table:table-cell>
          <table:table-cell table:style-name="ce17" office:value-type="string" calcext:value-type="string">
            <text:p>前売</text:p>
          </table:table-cell>
          <table:table-cell table:style-name="ce17" office:value-type="string" calcext:value-type="string">
            <text:p>当日</text:p>
          </table:table-cell>
          <table:table-cell table:style-name="ce17" office:value-type="string" calcext:value-type="string">
            <text:p>ドリンク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" New Creation "</text:p>
          </table:table-cell>
          <table:table-cell table:style-name="ce18" office:value-type="string" calcext:value-type="string">
            <text:p>股下89 / クウチュウ戦 / otori </text:p>
          </table:table-cell>
          <table:table-cell table:style-name="ce18" office:value-type="string" calcext:value-type="string">
            <text:p>17:00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5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THE LEAPS×MUTANT MONSTER</text:p>
            <text:p>｢GIRL’S SCREAM!!! TOUR FINAL</text:p>
          </table:table-cell>
          <table:table-cell table:style-name="ce18" office:value-type="string" calcext:value-type="string">
            <text:p>ピンクシガレット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7" office:value-type="string" calcext:value-type="string">
            <text:p>5</text:p>
          </table:table-cell>
          <table:table-cell table:style-name="ce12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&lt;Kane J「SKETCH」DVD Release Tour ～First～/Tyler’s Birthday LIVE&gt;</text:p>
          </table:table-cell>
          <table:table-cell table:style-name="ce23" office:value-type="string" calcext:value-type="string">
            <text:p>Kane J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20140329</text:p>
          </table:table-cell>
          <table:table-cell table:style-name="ce8" office:value-type="string" calcext:value-type="string">
            <text:p>1</text:p>
          </table:table-cell>
          <table:table-cell table:style-name="ce18" office:value-type="string" calcext:value-type="string">
            <text:p>The Plashments</text:p>
            <text:p>TOUR 2014『Kick and Rush』</text:p>
          </table:table-cell>
          <table:table-cell table:style-name="ce24" office:value-type="string" calcext:value-type="string">
            <text:p>The Plashments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20140329</text:p>
          </table:table-cell>
          <table:table-cell table:style-name="ce8" office:value-type="string" calcext:value-type="string">
            <text:p>1</text:p>
          </table:table-cell>
          <table:table-cell table:style-name="ce19" office:value-type="string" calcext:value-type="string">
            <text:p>東京ノイズ第八回</text:p>
          </table:table-cell>
          <table:table-cell table:style-name="ce23" office:value-type="string" calcext:value-type="string">
            <text:p>§†§ / ロック墓場（NAGOYA) / †13TH MOON† / PANORAMA FAMILY / シャイガンティ / COUNT　PHANTOM（NAGOYA）/ Y.I.M. / YOU GOT A RADIO! / TECHNIC RUNNER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9" table:number-columns-repeated="3"/>
          <table:table-cell table:style-name="ce20" table:number-columns-repeated="7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9"/>
          <table:table-cell table:style-name="ce23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20" table:number-columns-repeated="7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7"/>
          <table:table-cell table:number-columns-repeated="1013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veHouseMaster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0" table:default-cell-style-name="ce7"/>
        <table:table-row table:style-name="ro6" table:number-rows-repeated="2">
          <table:table-cell/>
          <table:table-cell table:style-name="Default" table:number-columns-repeated="4"/>
        </table:table-row>
        <table:table-row table:style-name="ro7">
          <table:table-cell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情報</text:p>
          </table:table-cell>
          <table:table-cell table:style-name="ce15" office:value-type="string" calcext:value-type="string">
            <text:p>ソート順</text:p>
          </table:table-cell>
        </table:table-row>
        <table:table-row table:style-name="ro5">
          <table:table-cell/>
          <table:table-cell office:value-type="string" calcext:value-type="string">
            <text:p>1</text:p>
          </table:table-cell>
          <table:table-cell table:style-name="ce7" office:value-type="string" calcext:value-type="string">
            <text:p>新宿Motion</text:p>
          </table:table-cell>
          <table:table-cell table:style-name="ce7" office:value-type="string" calcext:value-type="string">
            <text:p>店頭販売&amp;TEL予約/03-3202-8308 (Motion)\n <text:s/>受付時間(前日まで）14:00～22:00</text:p>
          </table:table-cell>
          <table:table-cell office:value-type="string" calcext:value-type="string">
            <text:p>1</text:p>
          </table:table-cell>
        </table:table-row>
        <table:table-row table:style-name="ro5">
          <table:table-cell/>
          <table:table-cell office:value-type="string" calcext:value-type="string">
            <text:p>2</text:p>
          </table:table-cell>
          <table:table-cell table:style-name="ce7" office:value-type="string" calcext:value-type="string">
            <text:p>新宿Marble</text:p>
          </table:table-cell>
          <table:table-cell table:style-name="ce7"/>
          <table:table-cell office:value-type="string" calcext:value-type="string">
            <text:p>2</text:p>
          </table:table-cell>
        </table:table-row>
        <table:table-row table:style-name="ro5">
          <table:table-cell/>
          <table:table-cell office:value-type="string" calcext:value-type="string">
            <text:p>3</text:p>
          </table:table-cell>
          <table:table-cell table:style-name="ce7" office:value-type="string" calcext:value-type="string">
            <text:p>新宿Marz</text:p>
          </table:table-cell>
          <table:table-cell table:style-name="ce7"/>
          <table:table-cell office:value-type="string" calcext:value-type="string">
            <text:p>3</text:p>
          </table:table-cell>
        </table:table-row>
        <table:table-row table:style-name="ro5">
          <table:table-cell/>
          <table:table-cell office:value-type="string" calcext:value-type="string">
            <text:p>4</text:p>
          </table:table-cell>
          <table:table-cell table:style-name="ce8" office:value-type="string" calcext:value-type="string">
            <text:p>新宿LOFT</text:p>
          </table:table-cell>
          <table:table-cell table:style-name="ce8"/>
          <table:table-cell office:value-type="string" calcext:value-type="string">
            <text:p>4</text:p>
          </table:table-cell>
        </table:table-row>
        <table:table-row table:style-name="ro5">
          <table:table-cell/>
          <table:table-cell office:value-type="string" calcext:value-type="string">
            <text:p>5</text:p>
          </table:table-cell>
          <table:table-cell table:style-name="ce7" office:value-type="string" calcext:value-type="string">
            <text:p>秋葉原GOODMAN</text:p>
          </table:table-cell>
          <table:table-cell table:style-name="ce8"/>
          <table:table-cell office:value-type="string" calcext:value-type="string">
            <text:p>5</text:p>
          </table:table-cell>
        </table:table-row>
        <table:table-row table:style-name="ro5">
          <table:table-cell/>
          <table:table-cell office:value-type="string" calcext:value-type="string">
            <text:p>6</text:p>
          </table:table-cell>
          <table:table-cell table:style-name="ce7" office:value-type="string" calcext:value-type="string">
            <text:p>下北沢BASEMENT BAR</text:p>
          </table:table-cell>
          <table:table-cell table:style-name="ce9"/>
          <table:table-cell office:value-type="string" calcext:value-type="string">
            <text:p>6</text:p>
          </table:table-cell>
        </table:table-row>
        <table:table-row table:style-name="ro5">
          <table:table-cell/>
          <table:table-cell office:value-type="string" calcext:value-type="string">
            <text:p>7</text:p>
          </table:table-cell>
          <table:table-cell table:style-name="ce8" office:value-type="string" calcext:value-type="string">
            <text:p>下北沢THREE</text:p>
          </table:table-cell>
          <table:table-cell table:style-name="ce8"/>
          <table:table-cell office:value-type="string" calcext:value-type="string">
            <text:p>7</text:p>
          </table:table-cell>
        </table:table-row>
        <table:table-row table:style-name="ro5">
          <table:table-cell/>
          <table:table-cell office:value-type="string" calcext:value-type="string">
            <text:p>8</text:p>
          </table:table-cell>
          <table:table-cell table:style-name="ce8" office:value-type="string" calcext:value-type="string">
            <text:p>下北沢DAISY BAR</text:p>
          </table:table-cell>
          <table:table-cell table:style-name="ce9"/>
          <table:table-cell office:value-type="string" calcext:value-type="string">
            <text:p>8</text:p>
          </table:table-cell>
        </table:table-row>
        <table:table-row table:style-name="ro8">
          <table:table-cell/>
          <table:table-cell office:value-type="string" calcext:value-type="string">
            <text:p>9</text:p>
          </table:table-cell>
          <table:table-cell table:style-name="ce9" office:value-type="string" calcext:value-type="string">
            <text:p>下北沢SHELTER</text:p>
          </table:table-cell>
          <table:table-cell table:style-name="ce16"/>
          <table:table-cell office:value-type="string" calcext:value-type="string">
            <text:p>9</text:p>
          </table:table-cell>
        </table:table-row>
        <table:table-row table:style-name="ro5">
          <table:table-cell/>
          <table:table-cell office:value-type="string" calcext:value-type="string">
            <text:p>10</text:p>
          </table:table-cell>
          <table:table-cell table:style-name="ce8" office:value-type="string" calcext:value-type="string">
            <text:p>下北沢QUE</text:p>
          </table:table-cell>
          <table:table-cell/>
          <table:table-cell office:value-type="string" calcext:value-type="string">
            <text:p>11</text:p>
          </table:table-cell>
        </table:table-row>
        <table:table-row table:style-name="ro8">
          <table:table-cell/>
          <table:table-cell office:value-type="string" calcext:value-type="string">
            <text:p>11</text:p>
          </table:table-cell>
          <table:table-cell table:style-name="ce9" office:value-type="string" calcext:value-type="string">
            <text:p>下北沢251</text:p>
          </table:table-cell>
          <table:table-cell/>
          <table:table-cell office:value-type="string" calcext:value-type="string">
            <text:p>10</text:p>
          </table:table-cell>
        </table:table-row>
        <table:table-row table:style-name="ro3">
          <table:table-cell table:number-columns-repeated="2"/>
          <table:table-cell table:style-name="ce9"/>
          <table:table-cell/>
          <table:table-cell table:style-name="ce10"/>
        </table:table-row>
        <table:table-row table:style-name="ro3" table:number-rows-repeated="3">
          <table:table-cell table:number-columns-repeated="4"/>
          <table:table-cell table:style-name="ce10"/>
        </table:table-row>
        <table:table-row table:style-name="ro3" table:number-rows-repeated="6">
          <table:table-cell/>
          <table:table-cell table:style-name="ce10"/>
          <table:table-cell table:number-columns-repeated="2"/>
          <table:table-cell table:style-name="ce10"/>
        </table:table-row>
        <table:table-row table:style-name="ro3">
          <table:table-cell/>
          <table:table-cell table:style-name="ce10"/>
          <table:table-cell table:number-columns-repeated="2"/>
          <table:table-cell table:style-name="ce10"/>
        </table:table-row>
      </table:table>
      <table:table table:name="新宿Motion" table:style-name="ta3">
        <office:forms form:automatic-focus="false" form:apply-design-mode="false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6" table:default-cell-style-name="Default"/>
        <table:table-row table:style-name="ro3" table:number-rows-repeated="2">
          <table:table-cell table:number-columns-repeated="13"/>
        </table:table-row>
        <table:table-row table:style-name="ro7">
          <table:table-cell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サブNo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</text:p>
          </table:table-cell>
          <table:table-cell table:style-name="ce17" office:value-type="string" calcext:value-type="string">
            <text:p>その他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-JunK- presents " Junction -3rd single release party- "</text:p>
          </table:table-cell>
          <table:table-cell table:style-name="ce31" office:value-type="string" calcext:value-type="string">
            <text:p>-JunK- / 正しい人が恐い / BOX / discourage / 蟹奉行 / こゆび</text:p>
          </table:table-cell>
          <table:table-cell table:style-name="ce40" office:value-type="string" calcext:value-type="string">
            <text:p>■開場/開演：17:30/18:00 </text:p>
            <text:p>■前売/当日：¥2,000/¥2,500 [D別 ¥500]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1" office:value-type="string" calcext:value-type="string">
            <text:p>icon girl pistols / 絶えずBEATしろ / Bored&amp;Beautiful (Switzerland) / いとまとあやこ (名古屋) / filly shully / blousemepop</text:p>
          </table:table-cell>
          <table:table-cell table:style-name="ce40" office:value-type="string" calcext:value-type="string">
            <text:p>■開場/開演：17:30/18:00</text:p>
            <text:p>■前売/当日：¥2,000/¥2,300 [D別 ¥500]</text:p>
          </table:table-cell>
          <table:table-cell table:number-columns-repeated="6"/>
        </table:table-row>
        <table:table-row table:style-name="ro9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4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PiSTream Live ～Reversible Emotion:Vol.5～</text:p>
          </table:table-cell>
          <table:table-cell table:style-name="ce32" office:value-type="string" calcext:value-type="string">
            <text:p>名久井ミコ / 中前りおん / 小玉しのぶ / and more...!</text:p>
          </table:table-cell>
          <table:table-cell table:style-name="ce31" office:value-type="string" calcext:value-type="string">
            <text:p>■開場/開演：18:30/19:00</text:p>
            <text:p>■前売/当日：¥2,500/¥3,000 [D別 ¥500]</text:p>
            <text:p>学割：¥2,000 (前売のみ、学生の方は学生証提示で一般料金より¥500キャッシュバックとなります)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5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今日のできごと "</text:p>
          </table:table-cell>
          <table:table-cell table:style-name="ce37" office:value-type="string" calcext:value-type="string">
            <text:p>Local Blue Sheeps / ARKS (大阪) / and more...!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5"/>
          <table:table-cell table:style-name="ce39"/>
        </table:table-row>
        <table:table-row table:style-name="ro10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6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" New Creation "</text:p>
          </table:table-cell>
          <table:table-cell table:style-name="ce32" office:value-type="string" calcext:value-type="string">
            <text:p>アーバンダンス / THIS IS JAPAN / Sir Oriental Orchestra / gold sounds /</text:p>
            <text:p>ワールドバンパク / cinescope</text:p>
          </table:table-cell>
          <table:table-cell table:style-name="ce40" office:value-type="string" calcext:value-type="string">
            <text:p>■開場/開演：17:30/18:30 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7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UTAGE presents # 宴</text:p>
          </table:table-cell>
          <table:table-cell table:style-name="ce33" office:value-type="string" calcext:value-type="string">
            <text:p>前髪が、ある / -JunK- / iromuk / Riff / and more...</text:p>
          </table:table-cell>
          <table:table-cell table:style-name="ce31" office:value-type="string" calcext:value-type="string">
            <text:p>■開場/開演：18:00/18:30</text:p>
            <text:p>■前売/当日：FREE!! [2D別 ¥1,0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8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2" office:value-type="string" calcext:value-type="string">
            <text:p>うるせぇよ。 / バビロン王朝 / yuki kawana / 巨乳パイパ ンズ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9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" Speech "</text:p>
          </table:table-cell>
          <table:table-cell table:style-name="ce33" office:value-type="string" calcext:value-type="string">
            <text:p>茜色ディートリッヒ / amenoto / the606 / and more...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2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0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逃亡くそタわけ / Dots Dash / she might be swimmer / Slumberland / ポピヤ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ea Child presents " TOKYO MASHUP "</text:p>
          </table:table-cell>
          <table:table-cell table:style-name="ce35" office:value-type="string" calcext:value-type="string">
            <text:p>Sea Child / みなとまち / 呂布 / nohtenkigengo / and more...</text:p>
          </table:table-cell>
          <table:table-cell table:style-name="ce35" office:value-type="string" calcext:value-type="string">
            <text:p>■開場/開演：未定</text:p>
            <text:p>■前売/当日：未定 [D別 ¥500]</text:p>
          </table:table-cell>
          <table:table-cell table:number-columns-repeated="6"/>
        </table:table-row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Ander Suplex presents</text:p>
          </table:table-cell>
          <table:table-cell table:style-name="ce36" office:value-type="string" calcext:value-type="string">
            <text:p>ask info</text:p>
          </table:table-cell>
          <table:table-cell table:style-name="ce36"/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toitoitoiニューアルバム「donburi」購入者限定フリーワンマンライブ</text:p>
          </table:table-cell>
          <table:table-cell table:style-name="ce36" office:value-type="string" calcext:value-type="string">
            <text:p>toitoitoi</text:p>
          </table:table-cell>
          <table:table-cell table:style-name="ce31" office:value-type="string" calcext:value-type="string">
            <text:p>■開場/開演：11:30/12:00</text:p>
            <text:p>■前売/当日：FREE!! [D別 ¥500]</text:p>
          </table:table-cell>
          <table:table-cell table:number-columns-repeated="6"/>
        </table:table-row>
        <table:table-row table:style-name="ro1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「about tess New Album " shining " 先行予約特典 FREE LIVE」</text:p>
          </table:table-cell>
          <table:table-cell table:style-name="ce38" office:value-type="string" calcext:value-type="string">
            <text:p>about tess / tomy wealth / canooooopy</text:p>
          </table:table-cell>
          <table:table-cell table:style-name="ce34"/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Speech "</text:p>
          </table:table-cell>
          <table:table-cell table:style-name="ce35" office:value-type="string" calcext:value-type="string">
            <text:p>蘭嘆 / 日本泥棒 / ギター大学 / ヨモギイチヨウ (大阪) / ナカザワドアノブ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5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6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小さなギフト　Special!! "</text:p>
          </table:table-cell>
          <table:table-cell table:style-name="ce36" office:value-type="string" calcext:value-type="string">
            <text:p>太田美音 (マイクロコズム/cinescope)</text:p>
            <text:p>キノシタナオヤ (Dots Dash/サーティーン)</text:p>
            <text:p>Satomimagae</text:p>
            <text:p>神宮大佐 (サーティーン)</text:p>
            <text:p>スズキヨウスケ (she might be swimmer)</text:p>
            <text:p>ニシハラシュンペイ (ヤーチャイカ)</text:p>
            <text:p>平山織愛 (Sir Oriental Orchestra/HELLO AND ROLL)</text:p>
            <text:p>松本花 (ワールドバンパク)</text:p>
            <text:p>山田真未 (after the greenroom)</text:p>
            <text:p>ヨナハ (月夜のドラッグ)</text:p>
          </table:table-cell>
          <table:table-cell table:style-name="ce31" office:value-type="string" calcext:value-type="string">
            <text:p>■開場/開演：18:00/18:30 </text:p>
            <text:p>■前売/当日：¥1,000/¥1,500 [2D別 ¥1,0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7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Jump the Lights presents「二階から三滴の目薬」</text:p>
          </table:table-cell>
          <table:table-cell table:style-name="ce39" office:value-type="string" calcext:value-type="string">
            <text:p>Jump the Lights / HISTGRAM / poro / NANOSCALE / Sams</text:p>
          </table:table-cell>
          <table:table-cell table:style-name="ce31" office:value-type="string" calcext:value-type="string">
            <text:p>■開場/開演： 18:00/18:30</text:p>
            <text:p>■前売/当日：¥2,000/¥2,500 [D別 ¥500]</text:p>
          </table:table-cell>
          <table:table-cell table:number-columns-repeated="6"/>
        </table:table-row>
        <table:table-row table:style-name="ro16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8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H MOUNTAINS / ゲスバンド / LOOLOWNINGEN &amp; THE FAR EAST IDIOTS /</text:p>
            <text:p>salsa / NeruQooNelu</text:p>
            <text:p>転換アクト：英真也 (TESUSABI)</text:p>
          </table:table-cell>
          <table:table-cell table:style-name="ce34" office:value-type="string" calcext:value-type="string">
            <text:p>■開場/開演：未定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0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9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New Creation "</text:p>
          </table:table-cell>
          <table:table-cell table:style-name="ce35" office:value-type="string" calcext:value-type="string">
            <text:p>股下89 / クウチュウ戦 / otori</text:p>
          </table:table-cell>
          <table:table-cell table:style-name="ce40" office:value-type="string" calcext:value-type="string">
            <text:p>■開場/開演：17:30/18:00</text:p>
            <text:p>■前売/当日：¥2,000/¥2,5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30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春のモアトラロール "</text:p>
          </table:table-cell>
          <table:table-cell table:style-name="ce36" office:value-type="string" calcext:value-type="string">
            <text:p>tram / micro'n'role / Morestage</text:p>
          </table:table-cell>
          <table:table-cell table:style-name="ce31" office:value-type="string" calcext:value-type="string">
            <text:p>■開場/開演：18:00/18:30</text:p>
            <text:p>■前売/当日：¥2,000/¥2,500 [D別 ¥500 or 生ビール・ソフトドリンク飲み放題 ¥1,000 or カクテル・生ビー ル・ソフトドリンク飲み放題 ¥1,5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3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cloudchair with dko &amp; takuto (from about tess) presents 「5時間演奏し続ける男達」</text:p>
          </table:table-cell>
          <table:table-cell table:style-name="ce36" office:value-type="string" calcext:value-type="string">
            <text:p>ゲストミュージシャン多数参加予定</text:p>
          </table:table-cell>
          <table:table-cell table:style-name="ce31" office:value-type="string" calcext:value-type="string">
            <text:p>■開場/開演：17:00/17:30</text:p>
            <text:p>■前売/当日：¥1,000/¥1,000 [2D別 ¥1,000]</text:p>
          </table:table-cell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 table:number-rows-repeated="12">
          <table:table-cell table:number-columns-repeated="13"/>
        </table:table-row>
        <table:table-row table:style-name="ro3" table:number-rows-repeated="26">
          <table:table-cell table:number-columns-repeated="6"/>
          <table:table-cell table:style-name="ce41"/>
          <table:table-cell table:number-columns-repeated="6"/>
        </table:table-row>
        <table:table-row table:style-name="ro3" table:number-rows-repeated="104850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00/00/00</text:date>, <text:time style:data-style-name="N2" text:time-value="22:47:56.612032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3-12T01:11:28.035645000</dc:date>
    <meta:generator>LibreOffice/4.2.1.1$MacOSX_X86_64 LibreOffice_project/d7dbbd7842e6a58b0f521599204e827654e1fb8b</meta:generator>
    <meta:editing-duration>PT9H54M38S</meta:editing-duration>
    <meta:editing-cycles>91</meta:editing-cycles>
    <meta:document-statistic meta:table-count="4" meta:cell-count="224" meta:object-count="3"/>
    <meta:user-defined meta:name="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MAST_LIVE_INFO = 1
    MAST_LIVEHOUSE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If cellString = "" Then
    	a = 0
    	cellString = ""
    Else
	    a = LENB(StrConv(cellString, vbFromUnicode))
	EndIf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miyata/Dropbox/tempmaster.bin"
    
    Dim versionPath As String
    versionPath = "/Users/miyata/Dropbox/version.bin"
    
    'ファイル番号
    inFn = ENUM_FILE_NO.ALL_MAST
             
    Open filePath For Binary Access Write As #inFn
    
    'Master Version
    PutInt32 version, inFn
    
    'Program Version(強制アップデートに使う)
    PutInt32 CStr(1), inFn
    
    'Master Count(現在 LiveInfo, LiveHouse の２つ）
    PutInt16 CStr(2), inFn
   
    '■■
    '■■LiveHouseデータ作成
    '■■
    MakeLiveHouseMast  ThisComponent.getSheets().getByIndex(2), inFn, ENUM_MAST_TYPE. MAST_LIVEHOUSE
    
    '■■
    '■■LiveInfoデータ作成
    '■■
    MakeLiveInfoMast  ThisComponent.getSheets().getByIndex(3), inFn, ENUM_MAST_TYPE. MAST_LIVE_INFO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veInfoMast(ByRef Sh As Object, ByRef inputFn As Integer, ByRef masterType As Integer)
    Const row_start = 3
    Dim cellString As String
    Dim row As Long
    Dim liveHouseNo, dateStr, subNo, title, act, other  As Integer
    Dim column As Integer
    column = 1
    PutInt16 masterType, inputFn
    
    '■■カラム定義■■
    liveHouseNo = column'	
    dateStr 	= column + 1'
    subNo 		= column + 2'
    title 		= column + 3'
    act 		= column + 4'
    other	= column + 5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"2014" &amp;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ther, row).String
        PutString16 cellString, inputFn
        
LOOPEND:
        row = row + 1
    Loop
    
SUBEND:
    
End Sub


Sub MakeLiveHouseMast(ByRef Sh As Object, ByRef inputFn As Integer, ByRef masterType As Integer)
    Const row_start = 3
    Dim cellString As String
    Dim row As Long
    Dim liveHouseNo, liveHouseName, info , sortNo As Integer
    Dim column As Integer
    column = 1
    PutInt16 masterType, inputFn
    
    '■■カラム定義■■
    liveHouseNo = column'	
    liveHouseName 	= column + 1'
    info 		= column + 2'
    sortNo = column + 3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 
        cellString = Sh.getCellByPosition(liveHouseName, row).String
        PutString16 cellString, inputFn
        
        cellString = Sh.getCellByPosition(info, row).String
        PutString16 cellString, inputFn
 
 		cellString = Sh.getCellByPosition(sortNo, row).String
        PutInt16 cellString, inputFn
LOOPEND:
        row = row + 1
    Loop
    
SUBEND:
    
End Sub

Function LENB(s)
	Dim a As Integer
	a = UBound(s) - LBound(s) + 1
	LENB = a
End Function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Sheet2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